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bf534" officeooo:paragraph-rsid="001bf534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bf534" officeooo:paragraph-rsid="001bf534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d2c07" officeooo:paragraph-rsid="001d2c0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03592" officeooo:paragraph-rsid="00203592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03592" officeooo:paragraph-rsid="00206a96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206a96" officeooo:paragraph-rsid="00206a96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6b7ed" officeooo:paragraph-rsid="001d2c07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style="italic" style:text-underline-style="solid" style:text-underline-width="auto" style:text-underline-color="font-color" officeooo:rsid="001bf534" officeooo:paragraph-rsid="001bf534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language="fr" fo:country="FR" fo:font-style="italic" style:text-underline-style="none" officeooo:rsid="001bf534" officeooo:paragraph-rsid="001bf534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style="italic" style:text-underline-style="none" officeooo:rsid="001d2c07" officeooo:paragraph-rsid="001d2c07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1d2c07" officeooo:paragraph-rsid="001d2c07"/>
    </style:style>
    <style:style style:name="T1" style:family="text">
      <style:text-properties officeooo:rsid="001e2f3f"/>
    </style:style>
    <style:style style:name="T2" style:family="text">
      <style:text-properties officeooo:rsid="00206a96"/>
    </style:style>
    <style:style style:name="T3" style:family="text">
      <style:text-properties officeooo:rsid="002bd4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ÉNIE LOGICIEL</text:p>
      <text:p text:style-name="P1"/>
      <text:p text:style-name="P9"><text:span text:style-name="T3">1)</text:span>Objectifs :</text:p>
      <text:p text:style-name="P2"><text:tab/>-voir les différentes méthodes de gestion de projet afin de cordonné.</text:p>
      <text:p text:style-name="P2"><text:tab/>-savoir mettre en place des méthodes valorisant l’être humain.</text:p>
      <text:p text:style-name="P2"/>
      <text:p text:style-name="P10"><text:span text:style-name="T3">2)</text:span>Thèmes :</text:p>
      <text:p text:style-name="P3"/>
      <text:p text:style-name="P3">-méthode :</text:p>
      <text:p text:style-name="P3"><text:tab/>-méthodes agile (manifeste agile,le principe)</text:p>
      <text:p text:style-name="P3"><text:tab/>-SCRUM</text:p>
      <text:p text:style-name="P3"><text:tab/>-RAD2 (rapide application développement. A l’origine de la méthode AGILE)</text:p>
      <text:p text:style-name="P3"><text:tab/>-XI </text:p>
      <text:p text:style-name="P3"><text:tab/>-PUMA</text:p>
      <text:p text:style-name="P3"><text:tab/>-RUP</text:p>
      <text:p text:style-name="P3"><text:tab/>-DSDM</text:p>
      <text:p text:style-name="P3"><text:tab/>-ASD</text:p>
      <text:p text:style-name="P3"/>
      <text:p text:style-name="P3">-Architecture :</text:p>
      <text:p text:style-name="P3"><text:tab/>-Architecture monolithique</text:p>
      <text:p text:style-name="P3"><text:tab/>-Architecture c/s</text:p>
      <text:p text:style-name="P3"><text:tab/>-architecture SOA</text:p>
      <text:p text:style-name="P3"><text:tab/>-architecture micro-services</text:p>
      <text:p text:style-name="P3"/>
      <text:p text:style-name="P3">-Design Pattern :</text:p>
      <text:p text:style-name="P3"><text:tab/>-CMMI</text:p>
      <text:p text:style-name="P3"><text:tab/>-KANBAN</text:p>
      <text:p text:style-name="P3"><text:tab/>-TOGAF</text:p>
      <text:p text:style-name="P3"><text:tab/>-<text:span text:style-name="T2">COBIT</text:span></text:p>
      <text:p text:style-name="P3"/>
      <text:p text:style-name="P3"/>
      <text:p text:style-name="P4">Analyse de l’existant</text:p>
      <text:p text:style-name="P4"/>
      <text:p text:style-name="P5">Crise du logiciel : Année 80. <text:span text:style-name="T2">Le prix du matériel a commencé à descendre.</text:span></text:p>
      <text:p text:style-name="P6">Problème : soucis de méthode de travail, avec comme résultat, un produit sur deux reste au placard.</text:p>
      <text:p text:style-name="P6">Le génie des logiciel<text:span text:style-name="T3">s</text:span> est arrivé pour simplifié l’interchangeabilité des gens et de la mise en place de rigueur (le document PAQ, par exemple.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8:01:01.588599997</meta:creation-date>
    <meta:editing-duration>PT54M14S</meta:editing-duration>
    <meta:editing-cycles>6</meta:editing-cycles>
    <meta:generator>LibreOffice/5.1.6.2$Linux_X86_64 LibreOffice_project/10m0$Build-2</meta:generator>
    <dc:date>2017-12-31T14:37:48.473332529</dc:date>
    <meta:document-statistic meta:table-count="0" meta:image-count="0" meta:object-count="0" meta:page-count="1" meta:paragraph-count="28" meta:word-count="124" meta:character-count="823" meta:non-whitespace-character-count="708"/>
  </office:meta>
</office:document-meta>
</file>